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es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float" office:value="4735694" calcext:value-type="float">
            <text:p>4735694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float" office:value="3265105" calcext:value-type="float">
            <text:p>3265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float" office:value="4502387" calcext:value-type="float">
            <text:p>4502387</text:p>
          </table:table-cell>
          <table:table-cell table:style-name="ce3" office:value-type="string" calcext:value-type="string">
            <text:p>Patricia</text:p>
          </table:table-cell>
          <table:table-cell table:style-name="ce3" office:value-type="float" office:value="1560897" calcext:value-type="float">
            <text:p>1560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float" office:value="4499901" calcext:value-type="float">
            <text:p>4499901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float" office:value="1467664" calcext:value-type="float">
            <text:p>1467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float" office:value="4330025" calcext:value-type="float">
            <text:p>4330025</text:p>
          </table:table-cell>
          <table:table-cell table:style-name="ce3" office:value-type="string" calcext:value-type="string">
            <text:p>Linda</text:p>
          </table:table-cell>
          <table:table-cell table:style-name="ce3" office:value-type="float" office:value="1448309" calcext:value-type="float">
            <text:p>1448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iam</text:p>
          </table:table-cell>
          <table:table-cell office:value-type="float" office:value="3601719" calcext:value-type="float">
            <text:p>3601719</text:p>
          </table:table-cell>
          <table:table-cell office:value-type="string" calcext:value-type="string">
            <text:p>Elizabeth</text:p>
          </table:table-cell>
          <table:table-cell office:value-type="float" office:value="1428981" calcext:value-type="float">
            <text:p>1428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vid</text:p>
          </table:table-cell>
          <table:table-cell office:value-type="float" office:value="3563170" calcext:value-type="float">
            <text:p>3563170</text:p>
          </table:table-cell>
          <table:table-cell office:value-type="string" calcext:value-type="string">
            <text:p>Barbara</text:p>
          </table:table-cell>
          <table:table-cell office:value-type="float" office:value="1402428" calcext:value-type="float">
            <text:p>1402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hard</text:p>
          </table:table-cell>
          <table:table-cell office:value-type="float" office:value="2467544" calcext:value-type="float">
            <text:p>2467544</text:p>
          </table:table-cell>
          <table:table-cell office:value-type="string" calcext:value-type="string">
            <text:p>Susan</text:p>
          </table:table-cell>
          <table:table-cell office:value-type="float" office:value="1104407" calcext:value-type="float">
            <text:p>1104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eph</text:p>
          </table:table-cell>
          <table:table-cell office:value-type="float" office:value="2352889" calcext:value-type="float">
            <text:p>2352889</text:p>
          </table:table-cell>
          <table:table-cell office:value-type="string" calcext:value-type="string">
            <text:p>Jessica</text:p>
          </table:table-cell>
          <table:table-cell office:value-type="float" office:value="1045519" calcext:value-type="float">
            <text:p>1045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</text:p>
          </table:table-cell>
          <table:table-cell office:value-type="float" office:value="2160330" calcext:value-type="float">
            <text:p>2160330</text:p>
          </table:table-cell>
          <table:table-cell office:value-type="string" calcext:value-type="string">
            <text:p>Sarah</text:p>
          </table:table-cell>
          <table:table-cell office:value-type="float" office:value="993847" calcext:value-type="float">
            <text:p>9938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rles</text:p>
          </table:table-cell>
          <table:table-cell office:value-type="float" office:value="2106078" calcext:value-type="float">
            <text:p>2106078</text:p>
          </table:table-cell>
          <table:table-cell office:value-type="string" calcext:value-type="string">
            <text:p>Karen</text:p>
          </table:table-cell>
          <table:table-cell office:value-type="float" office:value="985728" calcext:value-type="float">
            <text:p>985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istopher</text:p>
          </table:table-cell>
          <table:table-cell office:value-type="float" office:value="2032843" calcext:value-type="float">
            <text:p>2032843</text:p>
          </table:table-cell>
          <table:table-cell office:value-type="string" calcext:value-type="string">
            <text:p>Nancy</text:p>
          </table:table-cell>
          <table:table-cell office:value-type="float" office:value="969544" calcext:value-type="float">
            <text:p>9695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iel</text:p>
          </table:table-cell>
          <table:table-cell office:value-type="float" office:value="1889640" calcext:value-type="float">
            <text:p>1889640</text:p>
          </table:table-cell>
          <table:table-cell office:value-type="string" calcext:value-type="string">
            <text:p>Lisa</text:p>
          </table:table-cell>
          <table:table-cell office:value-type="float" office:value="965003" calcext:value-type="float">
            <text:p>965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thew</text:p>
          </table:table-cell>
          <table:table-cell office:value-type="float" office:value="1600285" calcext:value-type="float">
            <text:p>1600285</text:p>
          </table:table-cell>
          <table:table-cell office:value-type="string" calcext:value-type="string">
            <text:p>Margaret</text:p>
          </table:table-cell>
          <table:table-cell office:value-type="float" office:value="944344" calcext:value-type="float">
            <text:p>944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thony</text:p>
          </table:table-cell>
          <table:table-cell office:value-type="float" office:value="1403920" calcext:value-type="float">
            <text:p>1403920</text:p>
          </table:table-cell>
          <table:table-cell office:value-type="string" calcext:value-type="string">
            <text:p>Betty</text:p>
          </table:table-cell>
          <table:table-cell office:value-type="float" office:value="938638" calcext:value-type="float">
            <text:p>938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nald</text:p>
          </table:table-cell>
          <table:table-cell office:value-type="float" office:value="1348220" calcext:value-type="float">
            <text:p>1348220</text:p>
          </table:table-cell>
          <table:table-cell office:value-type="string" calcext:value-type="string">
            <text:p>Sandra</text:p>
          </table:table-cell>
          <table:table-cell office:value-type="float" office:value="873609" calcext:value-type="float">
            <text:p>8736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k</text:p>
          </table:table-cell>
          <table:table-cell office:value-type="float" office:value="1346509" calcext:value-type="float">
            <text:p>1346509</text:p>
          </table:table-cell>
          <table:table-cell office:value-type="string" calcext:value-type="string">
            <text:p>Ashley</text:p>
          </table:table-cell>
          <table:table-cell office:value-type="float" office:value="847504" calcext:value-type="float">
            <text:p>847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ul</text:p>
          </table:table-cell>
          <table:table-cell office:value-type="float" office:value="1286846" calcext:value-type="float">
            <text:p>1286846</text:p>
          </table:table-cell>
          <table:table-cell office:value-type="string" calcext:value-type="string">
            <text:p>Dorothy</text:p>
          </table:table-cell>
          <table:table-cell office:value-type="float" office:value="847468" calcext:value-type="float">
            <text:p>847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ven</text:p>
          </table:table-cell>
          <table:table-cell office:value-type="float" office:value="1281302" calcext:value-type="float">
            <text:p>1281302</text:p>
          </table:table-cell>
          <table:table-cell office:value-type="string" calcext:value-type="string">
            <text:p>Kimberly</text:p>
          </table:table-cell>
          <table:table-cell office:value-type="float" office:value="838235" calcext:value-type="float">
            <text:p>8382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rew</text:p>
          </table:table-cell>
          <table:table-cell office:value-type="float" office:value="1252016" calcext:value-type="float">
            <text:p>1252016</text:p>
          </table:table-cell>
          <table:table-cell office:value-type="string" calcext:value-type="string">
            <text:p>Emily</text:p>
          </table:table-cell>
          <table:table-cell office:value-type="float" office:value="826262" calcext:value-type="float">
            <text:p>8262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nneth</text:p>
          </table:table-cell>
          <table:table-cell office:value-type="float" office:value="1226558" calcext:value-type="float">
            <text:p>1226558</text:p>
          </table:table-cell>
          <table:table-cell office:value-type="string" calcext:value-type="string">
            <text:p>Donna</text:p>
          </table:table-cell>
          <table:table-cell office:value-type="float" office:value="823285" calcext:value-type="float">
            <text:p>8232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hua</text:p>
          </table:table-cell>
          <table:table-cell office:value-type="float" office:value="1214872" calcext:value-type="float">
            <text:p>1214872</text:p>
          </table:table-cell>
          <table:table-cell office:value-type="string" calcext:value-type="string">
            <text:p>Michelle</text:p>
          </table:table-cell>
          <table:table-cell office:value-type="float" office:value="811401" calcext:value-type="float">
            <text:p>8114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vin</text:p>
          </table:table-cell>
          <table:table-cell office:value-type="float" office:value="1172372" calcext:value-type="float">
            <text:p>1172372</text:p>
          </table:table-cell>
          <table:table-cell office:value-type="string" calcext:value-type="string">
            <text:p>Carol</text:p>
          </table:table-cell>
          <table:table-cell office:value-type="float" office:value="807303" calcext:value-type="float">
            <text:p>8073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ian</text:p>
          </table:table-cell>
          <table:table-cell office:value-type="float" office:value="1166797" calcext:value-type="float">
            <text:p>1166797</text:p>
          </table:table-cell>
          <table:table-cell office:value-type="string" calcext:value-type="string">
            <text:p>Amanda</text:p>
          </table:table-cell>
          <table:table-cell office:value-type="float" office:value="772882" calcext:value-type="float">
            <text:p>772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eorge</text:p>
          </table:table-cell>
          <table:table-cell office:value-type="float" office:value="1159331" calcext:value-type="float">
            <text:p>1159331</text:p>
          </table:table-cell>
          <table:table-cell office:value-type="string" calcext:value-type="string">
            <text:p>Melissa</text:p>
          </table:table-cell>
          <table:table-cell office:value-type="float" office:value="753157" calcext:value-type="float">
            <text:p>753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dward</text:p>
          </table:table-cell>
          <table:table-cell office:value-type="float" office:value="1097742" calcext:value-type="float">
            <text:p>1097742</text:p>
          </table:table-cell>
          <table:table-cell office:value-type="string" calcext:value-type="string">
            <text:p>Deborah</text:p>
          </table:table-cell>
          <table:table-cell office:value-type="float" office:value="739809" calcext:value-type="float">
            <text:p>739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nald</text:p>
          </table:table-cell>
          <table:table-cell office:value-type="float" office:value="1073062" calcext:value-type="float">
            <text:p>1073062</text:p>
          </table:table-cell>
          <table:table-cell office:value-type="string" calcext:value-type="string">
            <text:p>Stephanie</text:p>
          </table:table-cell>
          <table:table-cell office:value-type="float" office:value="738123" calcext:value-type="float">
            <text:p>7381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mothy</text:p>
          </table:table-cell>
          <table:table-cell office:value-type="float" office:value="1069165" calcext:value-type="float">
            <text:p>1069165</text:p>
          </table:table-cell>
          <table:table-cell office:value-type="string" calcext:value-type="string">
            <text:p>Rebecca</text:p>
          </table:table-cell>
          <table:table-cell office:value-type="float" office:value="729683" calcext:value-type="float">
            <text:p>7296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son</text:p>
          </table:table-cell>
          <table:table-cell office:value-type="float" office:value="1035285" calcext:value-type="float">
            <text:p>1035285</text:p>
          </table:table-cell>
          <table:table-cell office:value-type="string" calcext:value-type="string">
            <text:p>Laura</text:p>
          </table:table-cell>
          <table:table-cell office:value-type="float" office:value="721299" calcext:value-type="float">
            <text:p>7212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effrey</text:p>
          </table:table-cell>
          <table:table-cell office:value-type="float" office:value="975104" calcext:value-type="float">
            <text:p>975104</text:p>
          </table:table-cell>
          <table:table-cell office:value-type="string" calcext:value-type="string">
            <text:p>Sharon</text:p>
          </table:table-cell>
          <table:table-cell office:value-type="float" office:value="720816" calcext:value-type="float">
            <text:p>720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yan</text:p>
          </table:table-cell>
          <table:table-cell office:value-type="float" office:value="937629" calcext:value-type="float">
            <text:p>937629</text:p>
          </table:table-cell>
          <table:table-cell office:value-type="string" calcext:value-type="string">
            <text:p>Cynthia</text:p>
          </table:table-cell>
          <table:table-cell office:value-type="float" office:value="705685" calcext:value-type="float">
            <text:p>7056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ob</text:p>
          </table:table-cell>
          <table:table-cell office:value-type="float" office:value="925412" calcext:value-type="float">
            <text:p>925412</text:p>
          </table:table-cell>
          <table:table-cell office:value-type="string" calcext:value-type="string">
            <text:p>Kathleen</text:p>
          </table:table-cell>
          <table:table-cell office:value-type="float" office:value="689366" calcext:value-type="float">
            <text:p>689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ry</text:p>
          </table:table-cell>
          <table:table-cell office:value-type="float" office:value="899858" calcext:value-type="float">
            <text:p>899858</text:p>
          </table:table-cell>
          <table:table-cell office:value-type="string" calcext:value-type="string">
            <text:p>Amy</text:p>
          </table:table-cell>
          <table:table-cell office:value-type="float" office:value="680682" calcext:value-type="float">
            <text:p>680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cholas</text:p>
          </table:table-cell>
          <table:table-cell office:value-type="float" office:value="891818" calcext:value-type="float">
            <text:p>891818</text:p>
          </table:table-cell>
          <table:table-cell office:value-type="string" calcext:value-type="string">
            <text:p>Shirley</text:p>
          </table:table-cell>
          <table:table-cell office:value-type="float" office:value="668154" calcext:value-type="float">
            <text:p>6681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ric</text:p>
          </table:table-cell>
          <table:table-cell office:value-type="float" office:value="877492" calcext:value-type="float">
            <text:p>877492</text:p>
          </table:table-cell>
          <table:table-cell office:value-type="string" calcext:value-type="string">
            <text:p>Angela</text:p>
          </table:table-cell>
          <table:table-cell office:value-type="float" office:value="658437" calcext:value-type="float">
            <text:p>6584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nathan</text:p>
          </table:table-cell>
          <table:table-cell office:value-type="float" office:value="844121" calcext:value-type="float">
            <text:p>844121</text:p>
          </table:table-cell>
          <table:table-cell office:value-type="string" calcext:value-type="string">
            <text:p>Helen</text:p>
          </table:table-cell>
          <table:table-cell office:value-type="float" office:value="652923" calcext:value-type="float">
            <text:p>6529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hen</text:p>
          </table:table-cell>
          <table:table-cell office:value-type="float" office:value="840005" calcext:value-type="float">
            <text:p>840005</text:p>
          </table:table-cell>
          <table:table-cell office:value-type="string" calcext:value-type="string">
            <text:p>Anna</text:p>
          </table:table-cell>
          <table:table-cell office:value-type="float" office:value="629400" calcext:value-type="float">
            <text:p>6294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rry</text:p>
          </table:table-cell>
          <table:table-cell office:value-type="float" office:value="802430" calcext:value-type="float">
            <text:p>802430</text:p>
          </table:table-cell>
          <table:table-cell office:value-type="string" calcext:value-type="string">
            <text:p>Brenda</text:p>
          </table:table-cell>
          <table:table-cell office:value-type="float" office:value="606286" calcext:value-type="float">
            <text:p>6062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stin</text:p>
          </table:table-cell>
          <table:table-cell office:value-type="float" office:value="777285" calcext:value-type="float">
            <text:p>777285</text:p>
          </table:table-cell>
          <table:table-cell office:value-type="string" calcext:value-type="string">
            <text:p>Pamela</text:p>
          </table:table-cell>
          <table:table-cell office:value-type="float" office:value="592694" calcext:value-type="float">
            <text:p>5926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cott</text:p>
          </table:table-cell>
          <table:table-cell office:value-type="float" office:value="769663" calcext:value-type="float">
            <text:p>769663</text:p>
          </table:table-cell>
          <table:table-cell office:value-type="string" calcext:value-type="string">
            <text:p>Nicole</text:p>
          </table:table-cell>
          <table:table-cell office:value-type="float" office:value="588265" calcext:value-type="float">
            <text:p>5882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ndon</text:p>
          </table:table-cell>
          <table:table-cell office:value-type="float" office:value="759155" calcext:value-type="float">
            <text:p>759155</text:p>
          </table:table-cell>
          <table:table-cell office:value-type="string" calcext:value-type="string">
            <text:p>Samantha</text:p>
          </table:table-cell>
          <table:table-cell office:value-type="float" office:value="576029" calcext:value-type="float">
            <text:p>5760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njamin</text:p>
          </table:table-cell>
          <table:table-cell office:value-type="float" office:value="730425" calcext:value-type="float">
            <text:p>730425</text:p>
          </table:table-cell>
          <table:table-cell office:value-type="string" calcext:value-type="string">
            <text:p>Katherine</text:p>
          </table:table-cell>
          <table:table-cell office:value-type="float" office:value="574858" calcext:value-type="float">
            <text:p>5748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muel</text:p>
          </table:table-cell>
          <table:table-cell office:value-type="float" office:value="710086" calcext:value-type="float">
            <text:p>710086</text:p>
          </table:table-cell>
          <table:table-cell office:value-type="string" calcext:value-type="string">
            <text:p>Emma</text:p>
          </table:table-cell>
          <table:table-cell office:value-type="float" office:value="570150" calcext:value-type="float">
            <text:p>570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rank</text:p>
          </table:table-cell>
          <table:table-cell office:value-type="float" office:value="707244" calcext:value-type="float">
            <text:p>707244</text:p>
          </table:table-cell>
          <table:table-cell office:value-type="string" calcext:value-type="string">
            <text:p>Ruth</text:p>
          </table:table-cell>
          <table:table-cell office:value-type="float" office:value="563391" calcext:value-type="float">
            <text:p>5633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gory</text:p>
          </table:table-cell>
          <table:table-cell office:value-type="float" office:value="706987" calcext:value-type="float">
            <text:p>706987</text:p>
          </table:table-cell>
          <table:table-cell office:value-type="string" calcext:value-type="string">
            <text:p>Christine</text:p>
          </table:table-cell>
          <table:table-cell office:value-type="float" office:value="563333" calcext:value-type="float">
            <text:p>56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ymond</text:p>
          </table:table-cell>
          <table:table-cell office:value-type="float" office:value="679913" calcext:value-type="float">
            <text:p>679913</text:p>
          </table:table-cell>
          <table:table-cell office:value-type="string" calcext:value-type="string">
            <text:p>Catherine</text:p>
          </table:table-cell>
          <table:table-cell office:value-type="float" office:value="550466" calcext:value-type="float">
            <text:p>5504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exander</text:p>
          </table:table-cell>
          <table:table-cell office:value-type="float" office:value="666982" calcext:value-type="float">
            <text:p>666982</text:p>
          </table:table-cell>
          <table:table-cell office:value-type="string" calcext:value-type="string">
            <text:p>Debra</text:p>
          </table:table-cell>
          <table:table-cell office:value-type="float" office:value="548279" calcext:value-type="float">
            <text:p>5482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trick</text:p>
          </table:table-cell>
          <table:table-cell office:value-type="float" office:value="663725" calcext:value-type="float">
            <text:p>663725</text:p>
          </table:table-cell>
          <table:table-cell office:value-type="string" calcext:value-type="string">
            <text:p>Rachel</text:p>
          </table:table-cell>
          <table:table-cell office:value-type="float" office:value="546309" calcext:value-type="float">
            <text:p>5463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ack</text:p>
          </table:table-cell>
          <table:table-cell office:value-type="float" office:value="637347" calcext:value-type="float">
            <text:p>637347</text:p>
          </table:table-cell>
          <table:table-cell office:value-type="string" calcext:value-type="string">
            <text:p>Carolyn</text:p>
          </table:table-cell>
          <table:table-cell office:value-type="float" office:value="542250" calcext:value-type="float">
            <text:p>5422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nnis</text:p>
          </table:table-cell>
          <table:table-cell office:value-type="float" office:value="611319" calcext:value-type="float">
            <text:p>611319</text:p>
          </table:table-cell>
          <table:table-cell office:value-type="string" calcext:value-type="string">
            <text:p>Janet</text:p>
          </table:table-cell>
          <table:table-cell office:value-type="float" office:value="541277" calcext:value-type="float">
            <text:p>5412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erry</text:p>
          </table:table-cell>
          <table:table-cell office:value-type="float" office:value="602696" calcext:value-type="float">
            <text:p>602696</text:p>
          </table:table-cell>
          <table:table-cell office:value-type="string" calcext:value-type="string">
            <text:p>Virginia</text:p>
          </table:table-cell>
          <table:table-cell office:value-type="float" office:value="531894" calcext:value-type="float">
            <text:p>5318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yler</text:p>
          </table:table-cell>
          <table:table-cell office:value-type="float" office:value="589687" calcext:value-type="float">
            <text:p>589687</text:p>
          </table:table-cell>
          <table:table-cell office:value-type="string" calcext:value-type="string">
            <text:p>Maria</text:p>
          </table:table-cell>
          <table:table-cell office:value-type="float" office:value="528760" calcext:value-type="float">
            <text:p>5287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aron</text:p>
          </table:table-cell>
          <table:table-cell office:value-type="float" office:value="579578" calcext:value-type="float">
            <text:p>579578</text:p>
          </table:table-cell>
          <table:table-cell office:value-type="string" calcext:value-type="string">
            <text:p>Heather</text:p>
          </table:table-cell>
          <table:table-cell office:value-type="float" office:value="524161" calcext:value-type="float">
            <text:p>5241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se</text:p>
          </table:table-cell>
          <table:table-cell office:value-type="float" office:value="559823" calcext:value-type="float">
            <text:p>559823</text:p>
          </table:table-cell>
          <table:table-cell office:value-type="string" calcext:value-type="string">
            <text:p>Diane</text:p>
          </table:table-cell>
          <table:table-cell office:value-type="float" office:value="515256" calcext:value-type="float">
            <text:p>5152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nry</text:p>
          </table:table-cell>
          <table:table-cell office:value-type="float" office:value="553392" calcext:value-type="float">
            <text:p>553392</text:p>
          </table:table-cell>
          <table:table-cell office:value-type="string" calcext:value-type="string">
            <text:p>Julie</text:p>
          </table:table-cell>
          <table:table-cell office:value-type="float" office:value="506315" calcext:value-type="float">
            <text:p>5063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dam</text:p>
          </table:table-cell>
          <table:table-cell office:value-type="float" office:value="551342" calcext:value-type="float">
            <text:p>551342</text:p>
          </table:table-cell>
          <table:table-cell office:value-type="string" calcext:value-type="string">
            <text:p>Joyce</text:p>
          </table:table-cell>
          <table:table-cell office:value-type="float" office:value="500601" calcext:value-type="float">
            <text:p>5006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uglas</text:p>
          </table:table-cell>
          <table:table-cell office:value-type="float" office:value="549324" calcext:value-type="float">
            <text:p>549324</text:p>
          </table:table-cell>
          <table:table-cell office:value-type="string" calcext:value-type="string">
            <text:p>Victoria</text:p>
          </table:table-cell>
          <table:table-cell office:value-type="float" office:value="481786" calcext:value-type="float">
            <text:p>4817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athan</text:p>
          </table:table-cell>
          <table:table-cell office:value-type="float" office:value="544555" calcext:value-type="float">
            <text:p>544555</text:p>
          </table:table-cell>
          <table:table-cell office:value-type="string" calcext:value-type="string">
            <text:p>Kelly</text:p>
          </table:table-cell>
          <table:table-cell office:value-type="float" office:value="471257" calcext:value-type="float">
            <text:p>471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ter</text:p>
          </table:table-cell>
          <table:table-cell office:value-type="float" office:value="540603" calcext:value-type="float">
            <text:p>540603</text:p>
          </table:table-cell>
          <table:table-cell office:value-type="string" calcext:value-type="string">
            <text:p>Christina</text:p>
          </table:table-cell>
          <table:table-cell office:value-type="float" office:value="471012" calcext:value-type="float">
            <text:p>4710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achary</text:p>
          </table:table-cell>
          <table:table-cell office:value-type="float" office:value="537934" calcext:value-type="float">
            <text:p>537934</text:p>
          </table:table-cell>
          <table:table-cell office:value-type="string" calcext:value-type="string">
            <text:p>Lauren</text:p>
          </table:table-cell>
          <table:table-cell office:value-type="float" office:value="469625" calcext:value-type="float">
            <text:p>469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yle</text:p>
          </table:table-cell>
          <table:table-cell office:value-type="float" office:value="480276" calcext:value-type="float">
            <text:p>480276</text:p>
          </table:table-cell>
          <table:table-cell office:value-type="string" calcext:value-type="string">
            <text:p>Joan</text:p>
          </table:table-cell>
          <table:table-cell office:value-type="float" office:value="469101" calcext:value-type="float">
            <text:p>4691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alter</text:p>
          </table:table-cell>
          <table:table-cell office:value-type="float" office:value="476581" calcext:value-type="float">
            <text:p>476581</text:p>
          </table:table-cell>
          <table:table-cell office:value-type="string" calcext:value-type="string">
            <text:p>Evelyn</text:p>
          </table:table-cell>
          <table:table-cell office:value-type="float" office:value="466314" calcext:value-type="float">
            <text:p>4663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arold</text:p>
          </table:table-cell>
          <table:table-cell office:value-type="float" office:value="448640" calcext:value-type="float">
            <text:p>448640</text:p>
          </table:table-cell>
          <table:table-cell office:value-type="string" calcext:value-type="string">
            <text:p>Olivia</text:p>
          </table:table-cell>
          <table:table-cell office:value-type="float" office:value="464246" calcext:value-type="float">
            <text:p>4642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eremy</text:p>
          </table:table-cell>
          <table:table-cell office:value-type="float" office:value="437552" calcext:value-type="float">
            <text:p>437552</text:p>
          </table:table-cell>
          <table:table-cell office:value-type="string" calcext:value-type="string">
            <text:p>Judith</text:p>
          </table:table-cell>
          <table:table-cell office:value-type="float" office:value="449885" calcext:value-type="float">
            <text:p>449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than</text:p>
          </table:table-cell>
          <table:table-cell office:value-type="float" office:value="435390" calcext:value-type="float">
            <text:p>435390</text:p>
          </table:table-cell>
          <table:table-cell office:value-type="string" calcext:value-type="string">
            <text:p>Megan</text:p>
          </table:table-cell>
          <table:table-cell office:value-type="float" office:value="437186" calcext:value-type="float">
            <text:p>4371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l</text:p>
          </table:table-cell>
          <table:table-cell office:value-type="float" office:value="431805" calcext:value-type="float">
            <text:p>431805</text:p>
          </table:table-cell>
          <table:table-cell office:value-type="string" calcext:value-type="string">
            <text:p>Cheryl</text:p>
          </table:table-cell>
          <table:table-cell office:value-type="float" office:value="436878" calcext:value-type="float">
            <text:p>4368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eith</text:p>
          </table:table-cell>
          <table:table-cell office:value-type="float" office:value="431764" calcext:value-type="float">
            <text:p>431764</text:p>
          </table:table-cell>
          <table:table-cell office:value-type="string" calcext:value-type="string">
            <text:p>Martha</text:p>
          </table:table-cell>
          <table:table-cell office:value-type="float" office:value="434595" calcext:value-type="float">
            <text:p>434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ger</text:p>
          </table:table-cell>
          <table:table-cell office:value-type="float" office:value="429723" calcext:value-type="float">
            <text:p>429723</text:p>
          </table:table-cell>
          <table:table-cell office:value-type="string" calcext:value-type="string">
            <text:p>Andrea</text:p>
          </table:table-cell>
          <table:table-cell office:value-type="float" office:value="434410" calcext:value-type="float">
            <text:p>4344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erald</text:p>
          </table:table-cell>
          <table:table-cell office:value-type="float" office:value="428208" calcext:value-type="float">
            <text:p>428208</text:p>
          </table:table-cell>
          <table:table-cell office:value-type="string" calcext:value-type="string">
            <text:p>Frances</text:p>
          </table:table-cell>
          <table:table-cell office:value-type="float" office:value="429429" calcext:value-type="float">
            <text:p>4294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ristian</text:p>
          </table:table-cell>
          <table:table-cell office:value-type="float" office:value="425034" calcext:value-type="float">
            <text:p>425034</text:p>
          </table:table-cell>
          <table:table-cell office:value-type="string" calcext:value-type="string">
            <text:p>Hannah</text:p>
          </table:table-cell>
          <table:table-cell office:value-type="float" office:value="426616" calcext:value-type="float">
            <text:p>4266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ry</text:p>
          </table:table-cell>
          <table:table-cell office:value-type="float" office:value="422106" calcext:value-type="float">
            <text:p>422106</text:p>
          </table:table-cell>
          <table:table-cell office:value-type="string" calcext:value-type="string">
            <text:p>Jacqueline</text:p>
          </table:table-cell>
          <table:table-cell office:value-type="float" office:value="420348" calcext:value-type="float">
            <text:p>4203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an</text:p>
          </table:table-cell>
          <table:table-cell office:value-type="float" office:value="418691" calcext:value-type="float">
            <text:p>418691</text:p>
          </table:table-cell>
          <table:table-cell office:value-type="string" calcext:value-type="string">
            <text:p>Ann</text:p>
          </table:table-cell>
          <table:table-cell office:value-type="float" office:value="412411" calcext:value-type="float">
            <text:p>4124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rthur</text:p>
          </table:table-cell>
          <table:table-cell office:value-type="float" office:value="415722" calcext:value-type="float">
            <text:p>415722</text:p>
          </table:table-cell>
          <table:table-cell office:value-type="string" calcext:value-type="string">
            <text:p>Gloria</text:p>
          </table:table-cell>
          <table:table-cell office:value-type="float" office:value="409072" calcext:value-type="float">
            <text:p>409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ustin</text:p>
          </table:table-cell>
          <table:table-cell office:value-type="float" office:value="411665" calcext:value-type="float">
            <text:p>411665</text:p>
          </table:table-cell>
          <table:table-cell office:value-type="string" calcext:value-type="string">
            <text:p>Jean</text:p>
          </table:table-cell>
          <table:table-cell office:value-type="float" office:value="407127" calcext:value-type="float">
            <text:p>4071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ah</text:p>
          </table:table-cell>
          <table:table-cell office:value-type="float" office:value="409039" calcext:value-type="float">
            <text:p>409039</text:p>
          </table:table-cell>
          <table:table-cell office:value-type="string" calcext:value-type="string">
            <text:p>Kathryn</text:p>
          </table:table-cell>
          <table:table-cell office:value-type="float" office:value="406120" calcext:value-type="float">
            <text:p>4061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wrence</text:p>
          </table:table-cell>
          <table:table-cell office:value-type="float" office:value="407197" calcext:value-type="float">
            <text:p>407197</text:p>
          </table:table-cell>
          <table:table-cell office:value-type="string" calcext:value-type="string">
            <text:p>Alice</text:p>
          </table:table-cell>
          <table:table-cell office:value-type="float" office:value="404664" calcext:value-type="float">
            <text:p>4046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esse</text:p>
          </table:table-cell>
          <table:table-cell office:value-type="float" office:value="388484" calcext:value-type="float">
            <text:p>388484</text:p>
          </table:table-cell>
          <table:table-cell office:value-type="string" calcext:value-type="string">
            <text:p>Teresa</text:p>
          </table:table-cell>
          <table:table-cell office:value-type="float" office:value="404603" calcext:value-type="float">
            <text:p>4046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e</text:p>
          </table:table-cell>
          <table:table-cell office:value-type="float" office:value="388230" calcext:value-type="float">
            <text:p>388230</text:p>
          </table:table-cell>
          <table:table-cell office:value-type="string" calcext:value-type="string">
            <text:p>Sara</text:p>
          </table:table-cell>
          <table:table-cell office:value-type="float" office:value="401653" calcext:value-type="float">
            <text:p>4016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yan</text:p>
          </table:table-cell>
          <table:table-cell office:value-type="float" office:value="381581" calcext:value-type="float">
            <text:p>381581</text:p>
          </table:table-cell>
          <table:table-cell office:value-type="string" calcext:value-type="string">
            <text:p>Janice</text:p>
          </table:table-cell>
          <table:table-cell office:value-type="float" office:value="400210" calcext:value-type="float">
            <text:p>4002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illy</text:p>
          </table:table-cell>
          <table:table-cell office:value-type="float" office:value="379560" calcext:value-type="float">
            <text:p>379560</text:p>
          </table:table-cell>
          <table:table-cell office:value-type="string" calcext:value-type="string">
            <text:p>Doris</text:p>
          </table:table-cell>
          <table:table-cell office:value-type="float" office:value="395048" calcext:value-type="float">
            <text:p>3950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rdan</text:p>
          </table:table-cell>
          <table:table-cell office:value-type="float" office:value="378141" calcext:value-type="float">
            <text:p>378141</text:p>
          </table:table-cell>
          <table:table-cell office:value-type="string" calcext:value-type="string">
            <text:p>Madison</text:p>
          </table:table-cell>
          <table:table-cell office:value-type="float" office:value="387071" calcext:value-type="float">
            <text:p>3870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bert</text:p>
          </table:table-cell>
          <table:table-cell office:value-type="float" office:value="377227" calcext:value-type="float">
            <text:p>377227</text:p>
          </table:table-cell>
          <table:table-cell office:value-type="string" calcext:value-type="string">
            <text:p>Julia</text:p>
          </table:table-cell>
          <table:table-cell office:value-type="float" office:value="383225" calcext:value-type="float">
            <text:p>3832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ylan</text:p>
          </table:table-cell>
          <table:table-cell office:value-type="float" office:value="377049" calcext:value-type="float">
            <text:p>377049</text:p>
          </table:table-cell>
          <table:table-cell office:value-type="string" calcext:value-type="string">
            <text:p>Grace</text:p>
          </table:table-cell>
          <table:table-cell office:value-type="float" office:value="379239" calcext:value-type="float">
            <text:p>3792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ruce</text:p>
          </table:table-cell>
          <table:table-cell office:value-type="float" office:value="375986" calcext:value-type="float">
            <text:p>375986</text:p>
          </table:table-cell>
          <table:table-cell office:value-type="string" calcext:value-type="string">
            <text:p>Judy</text:p>
          </table:table-cell>
          <table:table-cell office:value-type="float" office:value="378014" calcext:value-type="float">
            <text:p>3780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illie</text:p>
          </table:table-cell>
          <table:table-cell office:value-type="float" office:value="367775" calcext:value-type="float">
            <text:p>367775</text:p>
          </table:table-cell>
          <table:table-cell office:value-type="string" calcext:value-type="string">
            <text:p>Abigail</text:p>
          </table:table-cell>
          <table:table-cell office:value-type="float" office:value="373862" calcext:value-type="float">
            <text:p>3738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briel</text:p>
          </table:table-cell>
          <table:table-cell office:value-type="float" office:value="352072" calcext:value-type="float">
            <text:p>352072</text:p>
          </table:table-cell>
          <table:table-cell office:value-type="string" calcext:value-type="string">
            <text:p>Marie</text:p>
          </table:table-cell>
          <table:table-cell office:value-type="float" office:value="373633" calcext:value-type="float">
            <text:p>3736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lan</text:p>
          </table:table-cell>
          <table:table-cell office:value-type="float" office:value="348591" calcext:value-type="float">
            <text:p>348591</text:p>
          </table:table-cell>
          <table:table-cell office:value-type="string" calcext:value-type="string">
            <text:p>Denise</text:p>
          </table:table-cell>
          <table:table-cell office:value-type="float" office:value="371019" calcext:value-type="float">
            <text:p>3710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uan</text:p>
          </table:table-cell>
          <table:table-cell office:value-type="float" office:value="345375" calcext:value-type="float">
            <text:p>345375</text:p>
          </table:table-cell>
          <table:table-cell office:value-type="string" calcext:value-type="string">
            <text:p>Beverly</text:p>
          </table:table-cell>
          <table:table-cell office:value-type="float" office:value="370608" calcext:value-type="float">
            <text:p>3706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gan</text:p>
          </table:table-cell>
          <table:table-cell office:value-type="float" office:value="341413" calcext:value-type="float">
            <text:p>341413</text:p>
          </table:table-cell>
          <table:table-cell office:value-type="string" calcext:value-type="string">
            <text:p>Amber</text:p>
          </table:table-cell>
          <table:table-cell office:value-type="float" office:value="369981" calcext:value-type="float">
            <text:p>369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ayne</text:p>
          </table:table-cell>
          <table:table-cell office:value-type="float" office:value="339139" calcext:value-type="float">
            <text:p>339139</text:p>
          </table:table-cell>
          <table:table-cell office:value-type="string" calcext:value-type="string">
            <text:p>Theresa</text:p>
          </table:table-cell>
          <table:table-cell office:value-type="float" office:value="369848" calcext:value-type="float">
            <text:p>3698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lph</text:p>
          </table:table-cell>
          <table:table-cell office:value-type="float" office:value="338689" calcext:value-type="float">
            <text:p>338689</text:p>
          </table:table-cell>
          <table:table-cell office:value-type="string" calcext:value-type="string">
            <text:p>Marilyn</text:p>
          </table:table-cell>
          <table:table-cell office:value-type="float" office:value="369847" calcext:value-type="float">
            <text:p>3698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y</text:p>
          </table:table-cell>
          <table:table-cell office:value-type="float" office:value="338079" calcext:value-type="float">
            <text:p>338079</text:p>
          </table:table-cell>
          <table:table-cell office:value-type="string" calcext:value-type="string">
            <text:p>Danielle</text:p>
          </table:table-cell>
          <table:table-cell office:value-type="float" office:value="367791" calcext:value-type="float">
            <text:p>3677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ugene</text:p>
          </table:table-cell>
          <table:table-cell office:value-type="float" office:value="330306" calcext:value-type="float">
            <text:p>330306</text:p>
          </table:table-cell>
          <table:table-cell office:value-type="string" calcext:value-type="string">
            <text:p>Diana</text:p>
          </table:table-cell>
          <table:table-cell office:value-type="float" office:value="358617" calcext:value-type="float">
            <text:p>3586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y</text:p>
          </table:table-cell>
          <table:table-cell office:value-type="float" office:value="327821" calcext:value-type="float">
            <text:p>327821</text:p>
          </table:table-cell>
          <table:table-cell office:value-type="string" calcext:value-type="string">
            <text:p>Brittany</text:p>
          </table:table-cell>
          <table:table-cell office:value-type="float" office:value="358579" calcext:value-type="float">
            <text:p>3585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incent</text:p>
          </table:table-cell>
          <table:table-cell office:value-type="float" office:value="322824" calcext:value-type="float">
            <text:p>322824</text:p>
          </table:table-cell>
          <table:table-cell office:value-type="string" calcext:value-type="string">
            <text:p>Natalie</text:p>
          </table:table-cell>
          <table:table-cell office:value-type="float" office:value="352644" calcext:value-type="float">
            <text:p>3526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ussell</text:p>
          </table:table-cell>
          <table:table-cell office:value-type="float" office:value="321274" calcext:value-type="float">
            <text:p>321274</text:p>
          </table:table-cell>
          <table:table-cell office:value-type="string" calcext:value-type="string">
            <text:p>Sophia</text:p>
          </table:table-cell>
          <table:table-cell office:value-type="float" office:value="351883" calcext:value-type="float">
            <text:p>3518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ouis</text:p>
          </table:table-cell>
          <table:table-cell office:value-type="float" office:value="320157" calcext:value-type="float">
            <text:p>320157</text:p>
          </table:table-cell>
          <table:table-cell office:value-type="string" calcext:value-type="string">
            <text:p>Rose</text:p>
          </table:table-cell>
          <table:table-cell office:value-type="float" office:value="351296" calcext:value-type="float">
            <text:p>3512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hilip</text:p>
          </table:table-cell>
          <table:table-cell office:value-type="float" office:value="315423" calcext:value-type="float">
            <text:p>315423</text:p>
          </table:table-cell>
          <table:table-cell office:value-type="string" calcext:value-type="string">
            <text:p>Isabella</text:p>
          </table:table-cell>
          <table:table-cell office:value-type="float" office:value="342345" calcext:value-type="float">
            <text:p>342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bby</text:p>
          </table:table-cell>
          <table:table-cell office:value-type="float" office:value="313302" calcext:value-type="float">
            <text:p>313302</text:p>
          </table:table-cell>
          <table:table-cell office:value-type="string" calcext:value-type="string">
            <text:p>Alexis</text:p>
          </table:table-cell>
          <table:table-cell office:value-type="float" office:value="339548" calcext:value-type="float">
            <text:p>3395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ny</text:p>
          </table:table-cell>
          <table:table-cell office:value-type="float" office:value="308243" calcext:value-type="float">
            <text:p>308243</text:p>
          </table:table-cell>
          <table:table-cell office:value-type="string" calcext:value-type="string">
            <text:p>Kayla</text:p>
          </table:table-cell>
          <table:table-cell office:value-type="float" office:value="339169" calcext:value-type="float">
            <text:p>339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radley</text:p>
          </table:table-cell>
          <table:table-cell office:value-type="float" office:value="306339" calcext:value-type="float">
            <text:p>306339</text:p>
          </table:table-cell>
          <table:table-cell office:value-type="string" calcext:value-type="string">
            <text:p>Charlotte</text:p>
          </table:table-cell>
          <table:table-cell office:value-type="float" office:value="338315" calcext:value-type="float">
            <text:p>338315</text:p>
          </table:table-cell>
        </table:table-row>
      </table:table>
      <table:table table:name="valor_pago_curs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scrica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ógica de programação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Python e Django para Web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ata Science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Machine Learning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k end com Java e Kotlin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nt End com React, Angula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ux Specialist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SecOps</text:p>
          </table:table-cell>
          <table:table-cell office:value-type="float" office:value="650" calcext:value-type="float">
            <text:p>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5:33:49.699969500</meta:creation-date>
    <dc:date>2021-05-01T20:07:49.820363677</dc:date>
    <meta:editing-duration>PT2H32M9S</meta:editing-duration>
    <meta:editing-cycles>1</meta:editing-cycles>
    <meta:document-statistic meta:table-count="2" meta:cell-count="523" meta:object-count="0"/>
    <meta:generator>LibreOffice/6.4.7.2$Linux_X86_64 LibreOffice_project/40$Build-2</meta:generator>
  </office:meta>
</office:document-meta>
</file>